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yandex-sans" svg:font-family="yandex-sans" style:font-family-generic="roman" style:font-pitch="variable"/>
    <style:font-face style:name="Liberation Sans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767cm" fo:margin-left="6.59cm" table:align="left" style:writing-mode="lr-tb"/>
    </style:style>
    <style:style style:name="Таблица1.A" style:family="table-column">
      <style:table-column-properties style:column-width="4.553cm"/>
    </style:style>
    <style:style style:name="Таблица1.B" style:family="table-column">
      <style:table-column-properties style:column-width="4.214cm"/>
    </style:style>
    <style:style style:name="Таблица1.1" style:family="table-row">
      <style:table-row-properties style:min-row-height="0.947cm" fo:keep-together="auto"/>
    </style:style>
    <style:style style:name="Таблица1.A1" style:family="table-cell">
      <style:table-cell-properties style:vertical-align="top" fo:padding-left="0.095cm" fo:padding-right="0.097cm" fo:padding-top="0.097cm" fo:padding-bottom="0.097cm" fo:border-left="0.25pt solid #000000" fo:border-right="none" fo:border-top="0.25pt solid #000000" fo:border-bottom="0.25pt solid #000000" style:writing-mode="lr-tb"/>
    </style:style>
    <style:style style:name="Таблица1.B1" style:family="table-cell">
      <style:table-cell-properties style:vertical-align="top" fo:padding-left="0.095cm" fo:padding-right="0.097cm" fo:padding-top="0.097cm" fo:padding-bottom="0.097cm" fo:border="0.25pt solid #000000" style:writing-mode="lr-tb"/>
    </style:style>
    <style:style style:name="Таблица1.4" style:family="table-row">
      <style:table-row-properties style:min-row-height="0.674cm" fo:keep-together="auto"/>
    </style:style>
    <style:style style:name="Таблица1.5" style:family="table-row">
      <style:table-row-properties style:min-row-height="0.968cm" fo:keep-together="auto"/>
    </style:style>
    <style:style style:name="Таблица1.6" style:family="table-row">
      <style:table-row-properties style:min-row-height="0.268cm" fo:keep-together="auto"/>
    </style:style>
    <style:style style:name="P1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paragraph-rsid="0036bf4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paragraph-rsid="00503936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paragraph-rsid="00520e0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3948a1" officeooo:paragraph-rsid="003948a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paragraph-rsid="0033c30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paragraph-rsid="0054c4b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36bf43" officeooo:paragraph-rsid="002093a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4247f2" officeooo:paragraph-rsid="003948a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04b76cd" style:font-size-asian="14pt" style:font-weight-asian="bold" style:font-name-complex="Times New Roman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-complex="Times New Roman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/>
      <style:text-properties officeooo:paragraph-rsid="0053e8b9"/>
    </style:style>
    <style:style style:name="P18" style:family="paragraph" style:parent-style-name="Standard">
      <style:paragraph-properties fo:text-align="start" style:justify-single-word="false"/>
      <style:text-properties fo:font-size="7pt" fo:language="en" fo:country="US" fo:font-weight="bold" officeooo:paragraph-rsid="0053e8b9" style:font-size-asian="6.09999990463257pt" style:font-weight-asian="bold" style:font-size-complex="7pt" style:font-weight-complex="bold"/>
    </style:style>
    <style:style style:name="P19" style:family="paragraph" style:parent-style-name="Standard">
      <style:text-properties fo:language="en" fo:country="US" fo:font-weight="bold" officeooo:paragraph-rsid="00558d97" style:font-weight-asian="bold" style:font-weight-complex="bold"/>
    </style:style>
    <style:style style:name="P20" style:family="paragraph" style:parent-style-name="Standard">
      <style:text-properties fo:language="en" fo:country="US" fo:font-weight="normal" officeooo:paragraph-rsid="00558d97" style:font-weight-asian="normal" style:font-weight-complex="normal"/>
    </style:style>
    <style:style style:name="P21" style:family="paragraph" style:parent-style-name="Standard">
      <style:text-properties fo:language="en" fo:country="US" officeooo:paragraph-rsid="00558d97"/>
    </style:style>
    <style:style style:name="P22" style:family="paragraph" style:parent-style-name="Table_20_Contents">
      <style:paragraph-properties fo:margin-top="0cm" fo:margin-bottom="0.353cm" loext:contextual-spacing="false" fo:text-align="start" style:justify-single-word="false"/>
      <style:text-properties fo:font-size="14pt" officeooo:rsid="0016e341" officeooo:paragraph-rsid="0016e341" style:font-size-asian="14pt" style:font-size-complex="14pt"/>
    </style:style>
    <style:style style:name="P23" style:family="paragraph" style:parent-style-name="Table_20_Contents">
      <style:paragraph-properties fo:margin-top="0cm" fo:margin-bottom="0.353cm" loext:contextual-spacing="false" fo:text-align="start" style:justify-single-word="false"/>
      <style:text-properties fo:font-size="14pt" style:font-size-asian="14pt" style:font-size-complex="14pt"/>
    </style:style>
    <style:style style:name="P24" style:family="paragraph" style:parent-style-name="Table_20_Contents">
      <style:paragraph-properties fo:margin-top="0cm" fo:margin-bottom="0.353cm" loext:contextual-spacing="false" fo:text-align="start" style:justify-single-word="false" style:snap-to-layout-grid="false"/>
      <style:text-properties fo:font-size="14pt" style:font-size-asian="14pt" style:font-size-complex="14pt"/>
    </style:style>
    <style:style style:name="P25" style:family="paragraph" style:parent-style-name="Table_20_Contents">
      <style:paragraph-properties fo:margin-top="0cm" fo:margin-bottom="0.353cm" loext:contextual-spacing="false" fo:text-align="start" style:justify-single-word="false" text:number-lines="false" text:line-number="0"/>
      <style:text-properties fo:font-size="14pt" officeooo:rsid="0016e341" officeooo:paragraph-rsid="0016e341" style:font-size-asian="14pt" style:font-size-complex="14pt"/>
    </style:style>
    <style:style style:name="P26" style:family="paragraph" style:parent-style-name="Table_20_Contents">
      <style:paragraph-properties fo:margin-top="0cm" fo:margin-bottom="0.353cm" loext:contextual-spacing="false" fo:text-align="start" style:justify-single-word="false" text:number-lines="false" text:line-number="0"/>
      <style:text-properties fo:font-size="14pt" style:font-size-asian="14pt" style:font-size-complex="14pt"/>
    </style:style>
    <style:style style:name="P27" style:family="paragraph" style:parent-style-name="mg1">
      <loext:graphic-properties draw:fill="solid" draw:fill-color="#ffffff"/>
      <style:paragraph-properties fo:margin-top="0.318cm" fo:margin-bottom="0.318cm" loext:contextual-spacing="false" fo:background-color="#ffffff"/>
      <style:text-properties fo:color="#000000" style:font-name="yandex-sans" fo:font-size="7pt" fo:language="en" fo:country="US" fo:font-weight="normal" officeooo:paragraph-rsid="0053e8b9" style:font-size-asian="7pt" style:font-weight-asian="normal" style:font-size-complex="7pt" style:font-weight-complex="normal"/>
    </style:style>
    <style:style style:name="P28" style:family="paragraph" style:parent-style-name="mg1">
      <loext:graphic-properties draw:fill="solid" draw:fill-color="#ffffff"/>
      <style:paragraph-properties fo:margin-top="0.318cm" fo:margin-bottom="0.318cm" loext:contextual-spacing="false" fo:background-color="#ffffff"/>
      <style:text-properties fo:color="#000000" style:font-name="yandex-sans" fo:font-size="7pt" fo:font-weight="normal" officeooo:paragraph-rsid="0053e8b9" style:font-size-asian="7pt" style:font-weight-asian="normal" style:font-size-complex="7pt" style:font-weight-complex="normal"/>
    </style:style>
    <style:style style:name="P29" style:family="paragraph" style:parent-style-name="mg1">
      <loext:graphic-properties draw:fill="solid" draw:fill-color="#ffffff"/>
      <style:paragraph-properties fo:margin-top="0.318cm" fo:margin-bottom="0.318cm" loext:contextual-spacing="false" fo:line-height="100%" fo:background-color="#ffffff"/>
      <style:text-properties fo:color="#000000" style:font-name="yandex-sans" fo:font-size="7pt" fo:language="en" fo:country="US" officeooo:paragraph-rsid="0052c885" style:font-size-asian="7pt" style:font-size-complex="7pt"/>
    </style:style>
    <style:style style:name="P30" style:family="paragraph" style:parent-style-name="mg1">
      <loext:graphic-properties draw:fill="solid" draw:fill-color="#ffffff"/>
      <style:paragraph-properties fo:margin-top="0.318cm" fo:margin-bottom="0.318cm" loext:contextual-spacing="false" fo:line-height="100%" fo:text-align="start" style:justify-single-word="false" fo:background-color="#ffffff"/>
      <style:text-properties fo:color="#000000" style:font-name="yandex-sans" fo:font-size="7pt" fo:language="en" fo:country="US" fo:font-weight="normal" officeooo:paragraph-rsid="0052c885" style:font-size-asian="7pt" style:font-weight-asian="normal" style:font-size-complex="7pt" style:font-weight-complex="normal"/>
    </style:style>
    <style:style style:name="P31" style:family="paragraph" style:parent-style-name="mg1">
      <loext:graphic-properties draw:fill="solid" draw:fill-color="#ffffff"/>
      <style:paragraph-properties fo:margin-top="0.318cm" fo:margin-bottom="0.318cm" loext:contextual-spacing="false" fo:background-color="#ffffff"/>
      <style:text-properties fo:color="#000000" style:font-name="yandex-sans" fo:font-size="7pt" fo:language="en" fo:country="US" fo:font-weight="normal" officeooo:paragraph-rsid="0052c885" style:font-size-asian="7pt" style:font-weight-asian="normal" style:font-size-complex="7pt" style:font-weight-complex="normal"/>
    </style:style>
    <style:style style:name="P32" style:family="paragraph" style:parent-style-name="mg1">
      <loext:graphic-properties draw:fill="solid" draw:fill-color="#ffffff"/>
      <style:paragraph-properties fo:margin-top="0.318cm" fo:margin-bottom="0.318cm" loext:contextual-spacing="false" fo:text-align="start" style:justify-single-word="false" fo:background-color="#ffffff"/>
      <style:text-properties fo:color="#000000" style:font-name="yandex-sans" fo:font-size="7pt" fo:language="en" fo:country="US" fo:font-weight="normal" officeooo:paragraph-rsid="0052c885" style:font-size-asian="7pt" style:font-weight-asian="normal" style:font-size-complex="7pt" style:font-weight-complex="normal"/>
    </style:style>
    <style:style style:name="P33" style:family="paragraph" style:parent-style-name="mg1">
      <loext:graphic-properties draw:fill="solid" draw:fill-color="#ffffff"/>
      <style:paragraph-properties fo:margin-top="0.318cm" fo:margin-bottom="0.318cm" loext:contextual-spacing="false" fo:background-color="#ffffff"/>
      <style:text-properties fo:color="#000000" style:font-name="yandex-sans" fo:font-size="7pt" fo:language="en" fo:country="US" fo:font-weight="normal" officeooo:paragraph-rsid="0053e8b9" style:font-size-asian="7pt" style:font-weight-asian="normal" style:font-size-complex="7pt" style:font-weight-complex="normal"/>
    </style:style>
    <style:style style:name="P34" style:family="paragraph" style:parent-style-name="mg1">
      <loext:graphic-properties draw:fill="solid" draw:fill-color="#ffffff"/>
      <style:paragraph-properties fo:margin-top="0.318cm" fo:margin-bottom="0.318cm" loext:contextual-spacing="false" fo:background-color="#ffffff"/>
      <style:text-properties fo:color="#000000" style:font-name="yandex-sans" fo:font-size="7pt" fo:font-weight="normal" officeooo:paragraph-rsid="0053e8b9" style:font-size-asian="7pt" style:font-weight-asian="normal" style:font-size-complex="7pt" style:font-weight-complex="normal"/>
    </style:style>
    <style:style style:name="P35" style:family="paragraph" style:parent-style-name="mg1">
      <loext:graphic-properties draw:fill="solid" draw:fill-color="#ffffff"/>
      <style:paragraph-properties fo:margin-top="0.318cm" fo:margin-bottom="0.318cm" loext:contextual-spacing="false" fo:text-align="start" style:justify-single-word="false" fo:background-color="#ffffff"/>
      <style:text-properties fo:color="#000000" style:font-name="yandex-sans" fo:font-size="7pt" fo:font-weight="normal" officeooo:paragraph-rsid="0053e8b9" style:font-size-asian="7pt" style:font-weight-asian="normal" style:font-size-complex="7pt" style:font-weight-complex="normal"/>
    </style:style>
    <style:style style:name="P36" style:family="paragraph" style:parent-style-name="Standard" style:master-page-name="Standard">
      <style:paragraph-properties fo:text-align="start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fo:font-weight="bold" officeooo:rsid="0040712c" officeooo:paragraph-rsid="004b76cd" style:font-size-asian="14pt" style:font-weight-asian="bold" style:font-name-complex="Times New Roman1" style:font-size-complex="14pt"/>
    </style:style>
    <style:style style:name="P38" style:family="paragraph" style:parent-style-name="Standard">
      <style:text-properties fo:language="en" fo:country="US" fo:font-weight="bold" officeooo:paragraph-rsid="00558d97" style:font-weight-asian="bold" style:font-weight-complex="bold"/>
    </style:style>
    <style:style style:name="P39" style:family="paragraph" style:parent-style-name="Standard">
      <style:text-properties fo:language="en" fo:country="US" officeooo:paragraph-rsid="00558d97"/>
    </style:style>
    <style:style style:name="P40" style:family="paragraph" style:parent-style-name="Standard">
      <style:text-properties fo:language="en" fo:country="US" fo:font-weight="normal" officeooo:paragraph-rsid="00558d97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language="en" fo:country="US" fo:font-weight="normal" officeooo:rsid="003948a1" officeooo:paragraph-rsid="00558d97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language="en" fo:country="US" fo:font-weight="normal" officeooo:rsid="005776c1" officeooo:paragraph-rsid="005776c1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000000" style:font-name="yandex-sans" fo:font-size="7pt" fo:language="en" fo:country="US" fo:font-weight="normal" officeooo:paragraph-rsid="0053e8b9" style:letter-kerning="false" style:font-name-asian="Times New Roman1" style:font-size-asian="7pt" style:language-asian="ru" style:country-asian="RU" style:font-weight-asian="normal" style:font-name-complex="Times New Roman1" style:font-size-complex="7pt" style:language-complex="ar" style:country-complex="SA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yandex-sans" fo:font-size="7pt" fo:language="en" fo:country="US" fo:font-weight="normal" officeooo:paragraph-rsid="0053e8b9" style:letter-kerning="false" style:font-name-asian="Times New Roman1" style:font-size-asian="7pt" style:language-asian="ru" style:country-asian="RU" style:font-weight-asian="normal" style:font-name-complex="Times New Roman1" style:font-size-complex="7pt" style:language-complex="ar" style:country-complex="SA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42acfe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4cbaba" style:font-size-asian="14pt" style:font-weight-asian="bold" style:font-size-complex="14pt" style:font-weight-complex="bold"/>
    </style:style>
    <style:style style:name="T4" style:family="text">
      <style:text-properties fo:font-size="14pt" fo:font-weight="normal" officeooo:rsid="003f8337" style:font-size-asian="14pt" style:font-weight-asian="normal" style:font-size-complex="14pt" style:font-weight-complex="normal"/>
    </style:style>
    <style:style style:name="T5" style:family="text">
      <style:text-properties officeooo:rsid="0016e341"/>
    </style:style>
    <style:style style:name="T6" style:family="text">
      <style:text-properties officeooo:rsid="003948a1"/>
    </style:style>
    <style:style style:name="T7" style:family="text">
      <style:text-properties officeooo:rsid="004247f2"/>
    </style:style>
    <style:style style:name="T8" style:family="text">
      <style:text-properties officeooo:rsid="004e355b"/>
    </style:style>
    <style:style style:name="T9" style:family="text">
      <style:text-properties officeooo:rsid="005011a7"/>
    </style:style>
    <style:style style:name="T10" style:family="text">
      <style:text-properties officeooo:rsid="005063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Московский Авиационный Институт</text:p>
      <text:p text:style-name="P11">(Национальный исследовательский Университет)</text:p>
      <text:p text:style-name="P11"/>
      <text:p text:style-name="P11"/>
      <text:p text:style-name="P11">Факультет: «Информационные технологии и прикладная математика»</text:p>
      <text:p text:style-name="P11">Кафедра: 806 «Вычислительная математика и программирование»</text:p>
      <text:p text:style-name="P11"/>
      <text:p text:style-name="P11"/>
      <text:p text:style-name="P11"/>
      <text:p text:style-name="P11"/>
      <text:p text:style-name="P12">Лабораторная работа <text:span text:style-name="T6">№ 4</text:span></text:p>
      <text:p text:style-name="P12">по курсу «ООП»</text:p>
      <text:p text:style-name="P16"/>
      <text:p text:style-name="P12"/>
      <text:p text:style-name="P12"/>
      <text:p text:style-name="P12"/>
      <text:p text:style-name="P13">Тема:</text:p>
      <text:p text:style-name="P37">Основы метапрограммирования.</text:p>
      <text:p text:style-name="P16"/>
      <text:p text:style-name="P16"/>
      <text:p text:style-name="P16"/>
      <text:p text:style-name="P16"/>
      <text:p text:style-name="P16"/>
      <text:p text:style-name="P1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6">Студент:</text:p>
          </table:table-cell>
          <table:table-cell table:style-name="Таблица1.B1" office:value-type="string">
            <text:p text:style-name="P25">Козлов А.Д.</text:p>
          </table:table-cell>
        </table:table-row>
        <table:table-row table:style-name="Таблица1.1">
          <table:table-cell table:style-name="Таблица1.A1" office:value-type="string">
            <text:p text:style-name="P26">Группа:</text:p>
          </table:table-cell>
          <table:table-cell table:style-name="Таблица1.B1" office:value-type="string">
            <text:p text:style-name="P26">М80-20<text:span text:style-name="T5">6</text:span>Б-18</text:p>
          </table:table-cell>
        </table:table-row>
        <table:table-row table:style-name="Таблица1.1">
          <table:table-cell table:style-name="Таблица1.A1" office:value-type="string">
            <text:p text:style-name="P26">Преподаватель:</text:p>
          </table:table-cell>
          <table:table-cell table:style-name="Таблица1.B1" office:value-type="string">
            <text:p text:style-name="P26">Журавлев А.А.</text:p>
          </table:table-cell>
        </table:table-row>
        <table:table-row table:style-name="Таблица1.4">
          <table:table-cell table:style-name="Таблица1.A1" office:value-type="string">
            <text:p text:style-name="P23">Вариант:</text:p>
          </table:table-cell>
          <table:table-cell table:style-name="Таблица1.B1" office:value-type="string">
            <text:p text:style-name="P22">7</text:p>
          </table:table-cell>
        </table:table-row>
        <table:table-row table:style-name="Таблица1.5">
          <table:table-cell table:style-name="Таблица1.A1" office:value-type="string">
            <text:p text:style-name="P26">Оценка:</text:p>
          </table:table-cell>
          <table:table-cell table:style-name="Таблица1.B1" office:value-type="string">
            <text:p text:style-name="P24"/>
          </table:table-cell>
        </table:table-row>
        <table:table-row table:style-name="Таблица1.6">
          <table:table-cell table:style-name="Таблица1.A1" office:value-type="string">
            <text:p text:style-name="P26">Дата:</text:p>
          </table:table-cell>
          <table:table-cell table:style-name="Таблица1.B1" office:value-type="string">
            <text:p text:style-name="P24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1">Москва</text:p>
      <text:p text:style-name="P14">2019</text:p>
      <text:p text:style-name="P5"><text:soft-page-break/>1. <text:span text:style-name="T7">Код:</text:span></text:p>
      <text:p text:style-name="P19">vertex.h:</text:p>
      <text:p text:style-name="P21"/>
      <text:p text:style-name="P21">#ifndef D_VERTEX_H_</text:p>
      <text:p text:style-name="P21">#define D_VERTEX_H_</text:p>
      <text:p text:style-name="P21"/>
      <text:p text:style-name="P21">#include &lt;iostream&gt;</text:p>
      <text:p text:style-name="P21"/>
      <text:p text:style-name="P21">template&lt;class T&gt;</text:p>
      <text:p text:style-name="P21">struct vertex {</text:p>
      <text:p text:style-name="P21"><text:s text:c="4"/>T x, y;</text:p>
      <text:p text:style-name="P21">};</text:p>
      <text:p text:style-name="P21"/>
      <text:p text:style-name="P21">template&lt;class T&gt;</text:p>
      <text:p text:style-name="P21">std::istream&amp; operator&gt;&gt; (std::istream&amp; is, vertex&lt;T&gt;&amp; v){</text:p>
      <text:p text:style-name="P21"><text:s text:c="4"/>is &gt;&gt; v.x &gt;&gt; v.y;</text:p>
      <text:p text:style-name="P21"><text:s text:c="4"/>return is;</text:p>
      <text:p text:style-name="P21">}</text:p>
      <text:p text:style-name="P21"/>
      <text:p text:style-name="P21">template&lt;class T&gt;</text:p>
      <text:p text:style-name="P21">std::ostream&amp; operator&lt;&lt; (std::ostream&amp; os, const vertex&lt;T&gt;&amp; v){</text:p>
      <text:p text:style-name="P21"><text:s text:c="4"/>os &lt;&lt; "(" &lt;&lt; v.x &lt;&lt; ", " &lt;&lt; v.y &lt;&lt; ") ";</text:p>
      <text:p text:style-name="P21"><text:s text:c="4"/>return os;</text:p>
      <text:p text:style-name="P21">}</text:p>
      <text:p text:style-name="P21"/>
      <text:p text:style-name="P21">template&lt;class T&gt;</text:p>
      <text:p text:style-name="P21">vertex&lt;T&gt; operator+(vertex&lt;T&gt; lhs,vertex&lt;T&gt; rhs){</text:p>
      <text:p text:style-name="P21"><text:s text:c="4"/>vertex&lt;T&gt; res;</text:p>
      <text:p text:style-name="P21"><text:s text:c="4"/>res.x = lhs.x + rhs.x;</text:p>
      <text:p text:style-name="P21"><text:s text:c="4"/>res.y = lhs.y + rhs.y;</text:p>
      <text:p text:style-name="P21"><text:s text:c="4"/>return res;</text:p>
      <text:p text:style-name="P21">}</text:p>
      <text:p text:style-name="P21"/>
      <text:p text:style-name="P21">template&lt;class T&gt;</text:p>
      <text:p text:style-name="P21">vertex&lt;T&gt;&amp; operator/= (vertex&lt;T&gt;&amp; vertex, int number) {</text:p>
      <text:p text:style-name="P21"><text:s text:c="4"/>vertex.x = vertex.x / number;</text:p>
      <text:p text:style-name="P21"><text:s text:c="4"/>vertex.y = vertex.y / number;</text:p>
      <text:p text:style-name="P21"><text:s text:c="4"/>return vertex;</text:p>
      <text:p text:style-name="P21">}</text:p>
      <text:p text:style-name="P21"/>
      <text:p text:style-name="P21">#endif</text:p>
      <text:p text:style-name="P21"/>
      <text:p text:style-name="P19">templates.h:</text:p>
      <text:p text:style-name="P21"/>
      <text:p text:style-name="P21">#ifndef D_TEMPLATES_H_</text:p>
      <text:p text:style-name="P21">#define D_TEMPLATES_H_ 1</text:p>
      <text:p text:style-name="P21"/>
      <text:p text:style-name="P21">#include &lt;tuple&gt;</text:p>
      <text:p text:style-name="P21">#include &lt;type_traits&gt;</text:p>
      <text:p text:style-name="P21"/>
      <text:p text:style-name="P21"><text:soft-page-break/>#include "square.h"</text:p>
      <text:p text:style-name="P21">#include "rectangle.h"</text:p>
      <text:p text:style-name="P21">#include "trapezoid.h"</text:p>
      <text:p text:style-name="P21">#include "vertex.h"</text:p>
      <text:p text:style-name="P21"/>
      <text:p text:style-name="P21">template&lt;class T&gt;</text:p>
      <text:p text:style-name="P21">struct is_vertex : std::false_type {};</text:p>
      <text:p text:style-name="P21"/>
      <text:p text:style-name="P21">template&lt;class T&gt;</text:p>
      <text:p text:style-name="P21">struct is_vertex&lt;vertex&lt;T&gt;&gt; : std::true_type {};</text:p>
      <text:p text:style-name="P21"/>
      <text:p text:style-name="P21">template&lt;class T&gt;</text:p>
      <text:p text:style-name="P21">struct is_figurelike_tuple : std::false_type {};</text:p>
      <text:p text:style-name="P21"/>
      <text:p text:style-name="P21">template&lt;class Head, class... Tail&gt;</text:p>
      <text:p text:style-name="P21">struct is_figurelike_tuple&lt;std::tuple&lt;Head, Tail...&gt;&gt; :</text:p>
      <text:p text:style-name="P21"><text:s text:c="4"/>std::conjunction&lt;is_vertex&lt;Head&gt;,</text:p>
      <text:p text:style-name="P21"><text:s text:c="6"/>std::is_same&lt;Head, Tail&gt;...&gt; {};</text:p>
      <text:p text:style-name="P21"/>
      <text:p text:style-name="P21">template&lt;class Type, size_t SIZE&gt;</text:p>
      <text:p text:style-name="P21">struct is_figurelike_tuple&lt;std::array&lt;Type, SIZE&gt;&gt; :</text:p>
      <text:p text:style-name="P21"><text:s text:c="4"/>is_vertex&lt;Type&gt; {};</text:p>
      <text:p text:style-name="P21"/>
      <text:p text:style-name="P21">template&lt;class T&gt;</text:p>
      <text:p text:style-name="P21">inline constexpr bool is_figurelike_tuple_v =</text:p>
      <text:p text:style-name="P21"><text:s text:c="2"/>is_figurelike_tuple&lt;T&gt;::value;</text:p>
      <text:p text:style-name="P21"/>
      <text:p text:style-name="P21">template&lt;class T, class = void&gt;</text:p>
      <text:p text:style-name="P21">struct has_print_method : std::false_type {};</text:p>
      <text:p text:style-name="P21"/>
      <text:p text:style-name="P21">template&lt;class T&gt;</text:p>
      <text:p text:style-name="P21">struct has_print_method&lt;T,</text:p>
      <text:p text:style-name="P21"><text:s text:c="2"/>std::void_t&lt;decltype(std::declval&lt;const T&gt;().Print())&gt;&gt; :</text:p>
      <text:p text:style-name="P21"><text:s text:c="4"/>std::true_type {};</text:p>
      <text:p text:style-name="P21"/>
      <text:p text:style-name="P21">template&lt;class T&gt;</text:p>
      <text:p text:style-name="P21">inline constexpr bool has_print_method_v =</text:p>
      <text:p text:style-name="P21"><text:s text:c="2"/>has_print_method&lt;T&gt;::value;</text:p>
      <text:p text:style-name="P21"/>
      <text:p text:style-name="P21">template&lt;class T&gt;</text:p>
      <text:p text:style-name="P21">std::enable_if_t&lt;has_print_method_v&lt;T&gt;, void&gt;</text:p>
      <text:p text:style-name="P21"><text:s text:c="4"/>Print(const T&amp; figure) {</text:p>
      <text:p text:style-name="P21"><text:s text:c="8"/>figure.Print();</text:p>
      <text:p text:style-name="P21">}</text:p>
      <text:p text:style-name="P21"/>
      <text:p text:style-name="P21">template&lt;size_t ID, class T&gt;</text:p>
      <text:p text:style-name="P21">void single_print(const T&amp; t) {</text:p>
      <text:p text:style-name="P21"><text:s text:c="4"/>std::cout &lt;&lt; std::get&lt;ID&gt;(t);</text:p>
      <text:p text:style-name="P21"><text:s text:c="4"/>return ;</text:p>
      <text:p text:style-name="P21">}</text:p>
      <text:p text:style-name="P21"><text:soft-page-break/></text:p>
      <text:p text:style-name="P21">template&lt;size_t ID, class T&gt;</text:p>
      <text:p text:style-name="P21">void RecursivePrint(const T&amp; t) {</text:p>
      <text:p text:style-name="P21"><text:s text:c="4"/>if constexpr (ID &lt; std::tuple_size_v&lt;T&gt;){</text:p>
      <text:p text:style-name="P21"><text:s text:c="8"/>single_print&lt;ID&gt;(t);</text:p>
      <text:p text:style-name="P21"><text:s text:c="8"/>RecursivePrint&lt;ID+1&gt;(t);</text:p>
      <text:p text:style-name="P21"><text:s text:c="8"/>return ;</text:p>
      <text:p text:style-name="P21"><text:s text:c="4"/>}</text:p>
      <text:p text:style-name="P21"><text:s text:c="4"/>return;</text:p>
      <text:p text:style-name="P21">}</text:p>
      <text:p text:style-name="P21"/>
      <text:p text:style-name="P21">template&lt;class T&gt;</text:p>
      <text:p text:style-name="P21">std::enable_if_t&lt;is_figurelike_tuple_v&lt;T&gt;, void&gt;</text:p>
      <text:p text:style-name="P21"><text:s text:c="4"/>Print(const T&amp; fake) {</text:p>
      <text:p text:style-name="P21"><text:s text:c="4"/>return RecursivePrint&lt;0&gt;(fake);</text:p>
      <text:p text:style-name="P21">}</text:p>
      <text:p text:style-name="P21"/>
      <text:p text:style-name="P21">template&lt;class T, class = void&gt;</text:p>
      <text:p text:style-name="P21">struct has_center_method : std::false_type {};</text:p>
      <text:p text:style-name="P21"/>
      <text:p text:style-name="P21">template&lt;class T&gt;</text:p>
      <text:p text:style-name="P21">struct has_center_method&lt;T,</text:p>
      <text:p text:style-name="P21"><text:s text:c="8"/>std::void_t&lt;decltype(std::declval&lt;const T&gt;().Center())&gt;&gt; :</text:p>
      <text:p text:style-name="P21"><text:s text:c="8"/>std::true_type {};</text:p>
      <text:p text:style-name="P21"/>
      <text:p text:style-name="P21">template&lt;class T&gt;</text:p>
      <text:p text:style-name="P21">inline constexpr bool has_center_method_v =</text:p>
      <text:p text:style-name="P21"><text:s text:c="8"/>has_center_method&lt;T&gt;::value;</text:p>
      <text:p text:style-name="P21"/>
      <text:p text:style-name="P21">template&lt;class T&gt;</text:p>
      <text:p text:style-name="P21">std::enable_if_t&lt;has_center_method_v&lt;T&gt;, vertex&lt;double&gt;&gt;</text:p>
      <text:p text:style-name="P21">Center(const T&amp; figure) {</text:p>
      <text:p text:style-name="P21"><text:s text:c="4"/>return figure.Center();</text:p>
      <text:p text:style-name="P21">}</text:p>
      <text:p text:style-name="P21"/>
      <text:p text:style-name="P21">template&lt;class T&gt;</text:p>
      <text:p text:style-name="P21">inline constexpr const int tuple_size_v = std::tuple_size&lt;T&gt;::value;</text:p>
      <text:p text:style-name="P21"/>
      <text:p text:style-name="P21">template&lt;size_t ID, class T&gt;</text:p>
      <text:p text:style-name="P21">vertex&lt;double&gt; single_center(const T&amp; t) {</text:p>
      <text:p text:style-name="P21"><text:s text:c="4"/>vertex&lt;double&gt; v;</text:p>
      <text:p text:style-name="P21"><text:s text:c="4"/>v.x = std::get&lt;ID&gt;(t).x;</text:p>
      <text:p text:style-name="P21"><text:s text:c="4"/>v.y = std::get&lt;ID&gt;(t).y;</text:p>
      <text:p text:style-name="P21"><text:s text:c="4"/>v /= std::tuple_size_v&lt;T&gt;;</text:p>
      <text:p text:style-name="P21"><text:s text:c="4"/>return v;</text:p>
      <text:p text:style-name="P21">}</text:p>
      <text:p text:style-name="P21"/>
      <text:p text:style-name="P21">template&lt;size_t ID, class T&gt;</text:p>
      <text:p text:style-name="P21">vertex&lt;double&gt; RecursiveCenter(const T&amp; t) {</text:p>
      <text:p text:style-name="P21"><text:s text:c="4"/>if constexpr (ID &lt; std::tuple_size_v&lt;T&gt;){</text:p>
      <text:p text:style-name="P21"><text:soft-page-break/><text:s text:c="8"/>return <text:s/>single_center&lt;ID&gt;(t) + RecursiveCenter&lt;ID+1&gt;(t);</text:p>
      <text:p text:style-name="P21"><text:s text:c="4"/>} else {</text:p>
      <text:p text:style-name="P21"><text:s text:c="8"/>vertex&lt;double&gt; v;</text:p>
      <text:p text:style-name="P21"><text:s text:c="8"/>v.x = 0;</text:p>
      <text:p text:style-name="P21"><text:s text:c="8"/>v.y = 0;</text:p>
      <text:p text:style-name="P21"><text:s text:c="8"/>return v;</text:p>
      <text:p text:style-name="P21"><text:s text:c="4"/>}</text:p>
      <text:p text:style-name="P21">}</text:p>
      <text:p text:style-name="P21"/>
      <text:p text:style-name="P21">template&lt;class T&gt;</text:p>
      <text:p text:style-name="P21">std::enable_if_t&lt;is_figurelike_tuple_v&lt;T&gt;, vertex&lt;double&gt;&gt;</text:p>
      <text:p text:style-name="P21">Center(const T&amp; fake) {</text:p>
      <text:p text:style-name="P21"><text:s text:c="4"/>return RecursiveCenter&lt;0&gt;(fake);</text:p>
      <text:p text:style-name="P21">}</text:p>
      <text:p text:style-name="P21"/>
      <text:p text:style-name="P21">template&lt;class T, class = void&gt;</text:p>
      <text:p text:style-name="P21">struct has_area_method : std::false_type {};</text:p>
      <text:p text:style-name="P21"/>
      <text:p text:style-name="P21">template&lt;class T&gt;</text:p>
      <text:p text:style-name="P21">struct has_area_method&lt;T,</text:p>
      <text:p text:style-name="P21"><text:s text:c="8"/>std::void_t&lt;decltype(std::declval&lt;const T&gt;().Area())&gt;&gt; :</text:p>
      <text:p text:style-name="P21"><text:s text:c="8"/>std::true_type {};</text:p>
      <text:p text:style-name="P21"/>
      <text:p text:style-name="P21">template&lt;class T&gt;</text:p>
      <text:p text:style-name="P21">inline constexpr bool has_area_method_v =</text:p>
      <text:p text:style-name="P21"><text:s text:c="8"/>has_area_method&lt;T&gt;::value;</text:p>
      <text:p text:style-name="P21"/>
      <text:p text:style-name="P21">template&lt;class T&gt;</text:p>
      <text:p text:style-name="P21">std::enable_if_t&lt;has_area_method_v&lt;T&gt;, double&gt;</text:p>
      <text:p text:style-name="P21">Area(const T&amp; figure) {</text:p>
      <text:p text:style-name="P21"><text:s text:c="4"/>return figure.Area();</text:p>
      <text:p text:style-name="P21">}</text:p>
      <text:p text:style-name="P21"/>
      <text:p text:style-name="P21">template&lt;size_t ID, class T&gt;</text:p>
      <text:p text:style-name="P21">double single_area(const T&amp; t) {</text:p>
      <text:p text:style-name="P21"><text:s text:c="4"/>const auto&amp; a = std::get&lt;0&gt;(t);</text:p>
      <text:p text:style-name="P21"><text:s text:c="4"/>const auto&amp; b = std::get&lt;ID - 1&gt;(t);</text:p>
      <text:p text:style-name="P21"><text:s text:c="4"/>const auto&amp; c = std::get&lt;ID&gt;(t);</text:p>
      <text:p text:style-name="P21"><text:s text:c="4"/>const double dx1 = b.x - a.x;</text:p>
      <text:p text:style-name="P21"><text:s text:c="4"/>const double dy1 = b.y - a.y;</text:p>
      <text:p text:style-name="P21"><text:s text:c="4"/>const double dx2 = c.x - a.x;</text:p>
      <text:p text:style-name="P21"><text:s text:c="4"/>const double dy2 = c.y - a.y;</text:p>
      <text:p text:style-name="P21"><text:s text:c="4"/>return std::abs(dx1 * dy2 - dy1 * dx2) * 0.5;</text:p>
      <text:p text:style-name="P21">}</text:p>
      <text:p text:style-name="P21"/>
      <text:p text:style-name="P21">template&lt;size_t ID, class T&gt;</text:p>
      <text:p text:style-name="P21">double RecursiveArea(const T&amp; t) {</text:p>
      <text:p text:style-name="P21"><text:s text:c="4"/>if constexpr (ID &lt; std::tuple_size_v&lt;T&gt;){</text:p>
      <text:p text:style-name="P21"><text:s text:c="8"/>return single_area&lt;ID&gt;(t) + RecursiveArea&lt;ID + 1&gt;(t);</text:p>
      <text:p text:style-name="P21"><text:s text:c="4"/>}</text:p>
      <text:p text:style-name="P21"><text:soft-page-break/><text:s text:c="4"/>return 0;</text:p>
      <text:p text:style-name="P21">}</text:p>
      <text:p text:style-name="P21"/>
      <text:p text:style-name="P21">template&lt;class T&gt;</text:p>
      <text:p text:style-name="P21">std::enable_if_t&lt;is_figurelike_tuple_v&lt;T&gt;, double&gt;</text:p>
      <text:p text:style-name="P21">Area(const T&amp; fake) {</text:p>
      <text:p text:style-name="P21"><text:s text:c="4"/>return RecursiveArea&lt;2&gt;(fake);</text:p>
      <text:p text:style-name="P21">}</text:p>
      <text:p text:style-name="P21"/>
      <text:p text:style-name="P21">#endif // D_TEMPLATES_H_</text:p>
      <text:p text:style-name="P21"/>
      <text:p text:style-name="P19">trapezoid.h</text:p>
      <text:p text:style-name="P19"/>
      <text:p text:style-name="P20">#ifndef D_TRAPEZOID_H_</text:p>
      <text:p text:style-name="P20">#define D_TRAPEZOID_H_</text:p>
      <text:p text:style-name="P20"/>
      <text:p text:style-name="P20">#include &lt;iostream&gt;</text:p>
      <text:p text:style-name="P20">#include &lt;assert.h&gt;</text:p>
      <text:p text:style-name="P20">#include "vertex.h"</text:p>
      <text:p text:style-name="P20"/>
      <text:p text:style-name="P20">template&lt;class T&gt;</text:p>
      <text:p text:style-name="P20">struct Trapezoid {</text:p>
      <text:p text:style-name="P20"><text:s text:c="4"/>Trapezoid(std::istream &amp;is);</text:p>
      <text:p text:style-name="P20"><text:s text:c="4"/>int IsCorrect() const;</text:p>
      <text:p text:style-name="P20"/>
      <text:p text:style-name="P20"><text:s text:c="4"/>vertex&lt;double&gt; Center() const;</text:p>
      <text:p text:style-name="P20"><text:s text:c="4"/>void Print() const;</text:p>
      <text:p text:style-name="P20"><text:s text:c="4"/>double Area() const;</text:p>
      <text:p text:style-name="P20"/>
      <text:p text:style-name="P20">private:</text:p>
      <text:p text:style-name="P20"><text:s text:c="4"/>vertex&lt;T&gt; one,two,three,four;</text:p>
      <text:p text:style-name="P20">};</text:p>
      <text:p text:style-name="P20"/>
      <text:p text:style-name="P20">template&lt;class T&gt;</text:p>
      <text:p text:style-name="P20">Trapezoid&lt;T&gt;::Trapezoid(std::istream &amp;is){</text:p>
      <text:p text:style-name="P20"><text:s text:c="4"/>is &gt;&gt; one &gt;&gt; two &gt;&gt; three &gt;&gt; four;</text:p>
      <text:p text:style-name="P20"><text:s text:c="4"/>assert(IsCorrect());</text:p>
      <text:p text:style-name="P20">}</text:p>
      <text:p text:style-name="P20"/>
      <text:p text:style-name="P20">template&lt;class T&gt;</text:p>
      <text:p text:style-name="P20">int Trapezoid&lt;T&gt;::IsCorrect() const {</text:p>
      <text:p text:style-name="P20"><text:s text:c="4"/>T vec1_x = four.x - one.x;</text:p>
      <text:p text:style-name="P20"><text:s text:c="4"/>T vec1_y = four.y - one.y;</text:p>
      <text:p text:style-name="P20"/>
      <text:p text:style-name="P20"><text:s text:c="4"/>T vec2_x = three.x - two.x;</text:p>
      <text:p text:style-name="P20"><text:s text:c="4"/>T vec2_y = three.y - two.y;</text:p>
      <text:p text:style-name="P20"/>
      <text:p text:style-name="P20"><text:s text:c="4"/>T vec3_x = two.x - one.x;</text:p>
      <text:p text:style-name="P20"><text:s text:c="4"/>T vec3_y = two.y - one.y;</text:p>
      <text:p text:style-name="P20"/>
      <text:p text:style-name="P20"><text:soft-page-break/><text:s text:c="4"/>T vec4_x = three.x - four.x;</text:p>
      <text:p text:style-name="P20"><text:s text:c="4"/>T vec4_y = three.y - four.y;</text:p>
      <text:p text:style-name="P20"><text:s text:c="4"/></text:p>
      <text:p text:style-name="P20"><text:s text:c="4"/>if ((vec1_x / vec2_x == vec1_y / vec2_y) || (vec3_x / vec4_x == vec3_y / vec4_y) || //отношение соответствующих координат</text:p>
      <text:p text:style-name="P20"><text:s text:c="12"/>(vec1_x == 0 &amp;&amp; vec2_x == 0) || (vec1_y == 0 &amp;&amp; vec2_y == 0) || (vec3_x == 0 &amp;&amp; vec4_x == 0) || (vec3_y == 0 &amp;&amp; vec4_y == 0)) {</text:p>
      <text:p text:style-name="P20"><text:s text:c="8"/>return 1;</text:p>
      <text:p text:style-name="P20"><text:s text:c="4"/>}</text:p>
      <text:p text:style-name="P20"><text:s text:c="4"/>return 0;</text:p>
      <text:p text:style-name="P20">}</text:p>
      <text:p text:style-name="P20"/>
      <text:p text:style-name="P20">template&lt;class T&gt;</text:p>
      <text:p text:style-name="P20">vertex&lt;double&gt; Trapezoid&lt;T&gt;::Center() const {</text:p>
      <text:p text:style-name="P20"><text:s text:c="4"/>vertex&lt;double&gt; center;</text:p>
      <text:p text:style-name="P20"/>
      <text:p text:style-name="P20"><text:s text:c="4"/>center = one + two + three + four;</text:p>
      <text:p text:style-name="P20"><text:s text:c="4"/>center /= 4;</text:p>
      <text:p text:style-name="P20"><text:s text:c="4"/></text:p>
      <text:p text:style-name="P20"><text:s text:c="4"/>return center;</text:p>
      <text:p text:style-name="P20">}</text:p>
      <text:p text:style-name="P20"/>
      <text:p text:style-name="P20">template&lt;class T&gt;</text:p>
      <text:p text:style-name="P20">void Trapezoid&lt;T&gt;::Print() const {</text:p>
      <text:p text:style-name="P20"><text:s text:c="4"/>std::cout &lt;&lt; one &lt;&lt; " " &lt;&lt; two &lt;&lt; " " &lt;&lt; three &lt;&lt; " " &lt;&lt; four &lt;&lt; '\n';</text:p>
      <text:p text:style-name="P20">}</text:p>
      <text:p text:style-name="P20"/>
      <text:p text:style-name="P20">template&lt;class T&gt;</text:p>
      <text:p text:style-name="P20">double Trapezoid&lt;T&gt;::Area() const {</text:p>
      <text:p text:style-name="P20"/>
      <text:p text:style-name="P20"><text:s text:c="4"/>const T area1 = 0.5 * abs((three.x - two.x) * (four.y - two.y) - (four.x - two.x) * (three.y - two.y));</text:p>
      <text:p text:style-name="P20"><text:s text:c="4"/>const T area2 = 0.5 * abs((one.x - two.x) * (four.y - two.y) - (four.x - two.x) * (one.y - two.y));</text:p>
      <text:p text:style-name="P20"><text:s text:c="4"/></text:p>
      <text:p text:style-name="P20"><text:s text:c="4"/>return area1 + area2;</text:p>
      <text:p text:style-name="P20">}</text:p>
      <text:p text:style-name="P20"/>
      <text:p text:style-name="P20">#endif</text:p>
      <text:p text:style-name="P20"/>
      <text:p text:style-name="P19">square.h</text:p>
      <text:p text:style-name="P20"/>
      <text:p text:style-name="P20">#ifndef D_SQUARE_H_</text:p>
      <text:p text:style-name="P20">#define D_SQUARE_H_</text:p>
      <text:p text:style-name="P20"/>
      <text:p text:style-name="P20">#include &lt;iostream&gt;</text:p>
      <text:p text:style-name="P20">#include &lt;assert.h&gt;</text:p>
      <text:p text:style-name="P20">#include &lt;math.h&gt;</text:p>
      <text:p text:style-name="P20"/>
      <text:p text:style-name="P20">#include "vertex.h"</text:p>
      <text:p text:style-name="P20"/>
      <text:p text:style-name="P20"><text:soft-page-break/>template&lt;class T&gt;</text:p>
      <text:p text:style-name="P20">struct Square {</text:p>
      <text:p text:style-name="P20"><text:s text:c="4"/>Square(std::istream &amp;is);</text:p>
      <text:p text:style-name="P20"><text:s text:c="4"/>int IsCorrect() const;</text:p>
      <text:p text:style-name="P20"/>
      <text:p text:style-name="P20"><text:s text:c="4"/>vertex&lt;double&gt; Center() const;</text:p>
      <text:p text:style-name="P20"><text:s text:c="4"/>void Print() const;</text:p>
      <text:p text:style-name="P20"><text:s text:c="4"/>double Area() const;</text:p>
      <text:p text:style-name="P20"/>
      <text:p text:style-name="P20">private:</text:p>
      <text:p text:style-name="P20"><text:s text:c="4"/>vertex&lt;T&gt; one,two,three,four;</text:p>
      <text:p text:style-name="P20">};</text:p>
      <text:p text:style-name="P20"/>
      <text:p text:style-name="P20">template&lt;class T&gt;</text:p>
      <text:p text:style-name="P20">Square&lt;T&gt;::Square(std::istream &amp;is){</text:p>
      <text:p text:style-name="P20"><text:s text:c="4"/>is &gt;&gt; one &gt;&gt; two &gt;&gt; three &gt;&gt; four;</text:p>
      <text:p text:style-name="P20"><text:s text:c="4"/>assert(IsCorrect());</text:p>
      <text:p text:style-name="P20">}</text:p>
      <text:p text:style-name="P20"/>
      <text:p text:style-name="P20">template&lt;class T&gt;</text:p>
      <text:p text:style-name="P20">int Square&lt;T&gt;::IsCorrect() const {</text:p>
      <text:p text:style-name="P20"><text:s text:c="4"/>const T vec1_x = two.x - one.x;</text:p>
      <text:p text:style-name="P20"><text:s text:c="4"/>const T vec1_y = two.y - one.y;</text:p>
      <text:p text:style-name="P20"/>
      <text:p text:style-name="P20"><text:s text:c="4"/>const T vec2_x = three.x - two.x;</text:p>
      <text:p text:style-name="P20"><text:s text:c="4"/>const T vec2_y = three.y - two.y;</text:p>
      <text:p text:style-name="P20"/>
      <text:p text:style-name="P20"><text:s text:c="4"/>const T vec3_x = four.x - one.x;</text:p>
      <text:p text:style-name="P20"><text:s text:c="4"/>const T vec3_y = four.y - one.y;</text:p>
      <text:p text:style-name="P20"/>
      <text:p text:style-name="P20"><text:s text:c="4"/>const T vec4_x = four.x - three.x;</text:p>
      <text:p text:style-name="P20"><text:s text:c="4"/>const T vec4_y = four.y - three.y;</text:p>
      <text:p text:style-name="P20"/>
      <text:p text:style-name="P20"><text:s text:c="4"/>const T dotProduct1 = vec1_x * vec2_x + vec1_y * vec2_y;</text:p>
      <text:p text:style-name="P20"><text:s text:c="4"/>const T dotProduct2 = vec3_x * vec1_x + vec3_y * vec1_y;</text:p>
      <text:p text:style-name="P20"><text:s text:c="4"/>const T dotProduct3 = vec3_x * vec4_x + vec3_y * vec4_y;</text:p>
      <text:p text:style-name="P20"/>
      <text:p text:style-name="P20"><text:s text:c="4"/>const T vec1_length = sqrt(vec1_x * vec1_x + vec1_y * vec1_y);</text:p>
      <text:p text:style-name="P20"><text:s text:c="4"/>const T vec2_length = sqrt(vec2_x * vec2_x + vec2_y * vec2_y);</text:p>
      <text:p text:style-name="P20"/>
      <text:p text:style-name="P20"><text:s text:c="4"/>if (dotProduct1 == 0 &amp;&amp; dotProduct2 == 0 &amp;&amp; dotProduct3 == 0 &amp;&amp; vec1_length == vec2_length) {</text:p>
      <text:p text:style-name="P20"><text:s text:c="8"/>return 1;</text:p>
      <text:p text:style-name="P20"><text:s text:c="4"/>}</text:p>
      <text:p text:style-name="P20"><text:s text:c="4"/>return 0;</text:p>
      <text:p text:style-name="P20">}</text:p>
      <text:p text:style-name="P20"/>
      <text:p text:style-name="P20">template&lt;class T&gt;</text:p>
      <text:p text:style-name="P20">vertex&lt;double&gt; Square&lt;T&gt;::Center() const {</text:p>
      <text:p text:style-name="P20"><text:s text:c="4"/>vertex&lt;double&gt; center;</text:p>
      <text:p text:style-name="P20"><text:soft-page-break/><text:s text:c="4"/>center.x = (one.x + three.x) / 2;</text:p>
      <text:p text:style-name="P20"><text:s text:c="4"/>center.y = (one.y + three.y) / 2;</text:p>
      <text:p text:style-name="P20"><text:s text:c="4"/>return center;</text:p>
      <text:p text:style-name="P20">}</text:p>
      <text:p text:style-name="P20"/>
      <text:p text:style-name="P20">template&lt;class T&gt;</text:p>
      <text:p text:style-name="P20">void Square&lt;T&gt;::Print() const {</text:p>
      <text:p text:style-name="P20"><text:s text:c="4"/>std::cout &lt;&lt; one &lt;&lt; " " &lt;&lt; two &lt;&lt; " " &lt;&lt; three &lt;&lt; " " &lt;&lt; four &lt;&lt; '\n';</text:p>
      <text:p text:style-name="P20">}</text:p>
      <text:p text:style-name="P20"/>
      <text:p text:style-name="P20">template&lt;class T&gt;</text:p>
      <text:p text:style-name="P20">double Square&lt;T&gt;::Area() const {</text:p>
      <text:p text:style-name="P20"><text:s text:c="4"/>const T vecX = two.x - one.x;</text:p>
      <text:p text:style-name="P20"><text:s text:c="4"/>const T vecY = two.y - one.y;</text:p>
      <text:p text:style-name="P20"/>
      <text:p text:style-name="P20"><text:s text:c="4"/>return vecX * vecX + vecY * vecY;</text:p>
      <text:p text:style-name="P20">}</text:p>
      <text:p text:style-name="P20"/>
      <text:p text:style-name="P20">#endif</text:p>
      <text:p text:style-name="P20"/>
      <text:p text:style-name="P19">rectangle.h</text:p>
      <text:p text:style-name="P20"/>
      <text:p text:style-name="P20">#ifndef D_RECTANGLE_H_</text:p>
      <text:p text:style-name="P20">#define D_RECTANGLE_H_</text:p>
      <text:p text:style-name="P20"/>
      <text:p text:style-name="P20">#include &lt;iostream&gt;</text:p>
      <text:p text:style-name="P20">#include &lt;assert.h&gt;</text:p>
      <text:p text:style-name="P20">#include &lt;math.h&gt;</text:p>
      <text:p text:style-name="P20"/>
      <text:p text:style-name="P20">#include "vertex.h"</text:p>
      <text:p text:style-name="P20"/>
      <text:p text:style-name="P20">template&lt;class T&gt;</text:p>
      <text:p text:style-name="P20">struct Rectangle {</text:p>
      <text:p text:style-name="P20"><text:s text:c="4"/>Rectangle(std::istream &amp;is);</text:p>
      <text:p text:style-name="P20"><text:s text:c="4"/>int IsCorrect() const;</text:p>
      <text:p text:style-name="P20"/>
      <text:p text:style-name="P20"><text:s text:c="4"/>vertex&lt;double&gt; Center() const;</text:p>
      <text:p text:style-name="P20"><text:s text:c="4"/>void Print() const;</text:p>
      <text:p text:style-name="P20"><text:s text:c="4"/>double Area() const;</text:p>
      <text:p text:style-name="P20"/>
      <text:p text:style-name="P20">private:</text:p>
      <text:p text:style-name="P20"><text:s text:c="4"/>vertex&lt;T&gt; one,two,three,four;</text:p>
      <text:p text:style-name="P20">};</text:p>
      <text:p text:style-name="P20"/>
      <text:p text:style-name="P20">template&lt;class T&gt;</text:p>
      <text:p text:style-name="P20">Rectangle&lt;T&gt;::Rectangle(std::istream &amp;is){</text:p>
      <text:p text:style-name="P20"><text:s text:c="4"/>is &gt;&gt; one &gt;&gt; two &gt;&gt; three &gt;&gt; four;</text:p>
      <text:p text:style-name="P20"><text:s text:c="4"/>assert(IsCorrect());</text:p>
      <text:p text:style-name="P20">}</text:p>
      <text:p text:style-name="P20"/>
      <text:p text:style-name="P20"><text:soft-page-break/>template&lt;class T&gt;</text:p>
      <text:p text:style-name="P20">int Rectangle&lt;T&gt;::IsCorrect() const {</text:p>
      <text:p text:style-name="P20"><text:s text:c="4"/>const T vec1_x = two.x - one.x;</text:p>
      <text:p text:style-name="P20"><text:s text:c="4"/>const T vec1_y = two.y - one.y;</text:p>
      <text:p text:style-name="P20"/>
      <text:p text:style-name="P20"><text:s text:c="4"/>const T vec2_x = three.x - two.x;</text:p>
      <text:p text:style-name="P20"><text:s text:c="4"/>const T vec2_y = three.y - two.y;</text:p>
      <text:p text:style-name="P20"/>
      <text:p text:style-name="P20"><text:s text:c="4"/>const T vec3_x = four.x - one.x;</text:p>
      <text:p text:style-name="P20"><text:s text:c="4"/>const T vec3_y = four.y - one.y;</text:p>
      <text:p text:style-name="P20"/>
      <text:p text:style-name="P20"><text:s text:c="4"/>const T vec4_x = four.x - three.x;</text:p>
      <text:p text:style-name="P20"><text:s text:c="4"/>const T vec4_y = four.y - three.y;</text:p>
      <text:p text:style-name="P20"/>
      <text:p text:style-name="P20"><text:s text:c="4"/>const T dotProduct1 = vec1_x * vec2_x + vec1_y * vec2_y;</text:p>
      <text:p text:style-name="P20"><text:s text:c="4"/>const T dotProduct2 = vec3_x * vec1_x + vec3_y * vec1_y;</text:p>
      <text:p text:style-name="P20"><text:s text:c="4"/>const T dotProduct3 = vec3_x * vec4_x + vec3_y * vec4_y;</text:p>
      <text:p text:style-name="P20"/>
      <text:p text:style-name="P20"><text:s text:c="4"/>if (dotProduct1 == 0 &amp;&amp; dotProduct2 == 0 &amp;&amp; dotProduct3 == 0) {</text:p>
      <text:p text:style-name="P20"><text:s text:c="8"/>return 1;</text:p>
      <text:p text:style-name="P20"><text:s text:c="4"/>}</text:p>
      <text:p text:style-name="P20"><text:s text:c="4"/>return 0;</text:p>
      <text:p text:style-name="P20">}</text:p>
      <text:p text:style-name="P20"/>
      <text:p text:style-name="P20">template&lt;class T&gt;</text:p>
      <text:p text:style-name="P20">vertex&lt;double&gt; Rectangle&lt;T&gt;::Center() const {</text:p>
      <text:p text:style-name="P20"><text:s text:c="4"/>vertex&lt;double&gt; center;</text:p>
      <text:p text:style-name="P20"><text:s text:c="4"/>center.x = (one.x + three.x) / 2;</text:p>
      <text:p text:style-name="P20"><text:s text:c="4"/>center.y = (one.y + three.y) / 2;</text:p>
      <text:p text:style-name="P20"><text:s text:c="4"/>return center;</text:p>
      <text:p text:style-name="P20">}</text:p>
      <text:p text:style-name="P20"/>
      <text:p text:style-name="P20">template&lt;class T&gt;</text:p>
      <text:p text:style-name="P20">void Rectangle&lt;T&gt;::Print() const {</text:p>
      <text:p text:style-name="P20"><text:s text:c="4"/>std::cout &lt;&lt; one &lt;&lt; " " &lt;&lt; two &lt;&lt; " " &lt;&lt; three &lt;&lt; " " &lt;&lt; four &lt;&lt; '\n';</text:p>
      <text:p text:style-name="P20">}</text:p>
      <text:p text:style-name="P20"/>
      <text:p text:style-name="P20">template&lt;class T&gt;</text:p>
      <text:p text:style-name="P20">double Rectangle&lt;T&gt;::Area() const {</text:p>
      <text:p text:style-name="P20"><text:s text:c="4"/>const T xHeight = two.x - one.x;</text:p>
      <text:p text:style-name="P20"><text:s text:c="4"/>const T yHeight = two.y - one.y;</text:p>
      <text:p text:style-name="P20"/>
      <text:p text:style-name="P20"><text:s text:c="4"/>const T xWidth = three.x - two.x;</text:p>
      <text:p text:style-name="P20"><text:s text:c="4"/>const T yWidth = three.y - two.y;</text:p>
      <text:p text:style-name="P20"/>
      <text:p text:style-name="P20"><text:s text:c="4"/>return sqrt(xHeight * xHeight + yHeight * yHeight) * sqrt(xWidth * xWidth + yWidth * yWidth);</text:p>
      <text:p text:style-name="P20">}</text:p>
      <text:p text:style-name="P20"/>
      <text:p text:style-name="P20">#endif</text:p>
      <text:p text:style-name="P20"><text:soft-page-break/></text:p>
      <text:p text:style-name="P19">main.cpp</text:p>
      <text:p text:style-name="P20"/>
      <text:p text:style-name="P20">#include "square.h"</text:p>
      <text:p text:style-name="P20">#include "rectangle.h"</text:p>
      <text:p text:style-name="P20">#include "trapezoid.h"</text:p>
      <text:p text:style-name="P20">#include "templates.h"</text:p>
      <text:p text:style-name="P20"/>
      <text:p text:style-name="P20">int main() {</text:p>
      <text:p text:style-name="P20"><text:s text:c="4"/>int input;</text:p>
      <text:p text:style-name="P20"/>
      <text:p text:style-name="P20"><text:s text:c="4"/>while (true) {</text:p>
      <text:p text:style-name="P20"><text:s text:c="8"/>std::cout &lt;&lt; "++++++++++++++++++++++++++++++++++++" &lt;&lt; std::endl;</text:p>
      <text:p text:style-name="P20"><text:s text:c="8"/>std::cout &lt;&lt; "0: Exit" &lt;&lt; std::endl;</text:p>
      <text:p text:style-name="P20"><text:s text:c="8"/>std::cout &lt;&lt; "1: Fake figure demonstration" &lt;&lt; std::endl;</text:p>
      <text:p text:style-name="P20"><text:s text:c="8"/>std::cout &lt;&lt; "2: Array figure demonstration" &lt;&lt; std::endl;</text:p>
      <text:p text:style-name="P20"><text:s text:c="8"/>std::cout &lt;&lt; "3: Real figure demonstration" &lt;&lt; std::endl;</text:p>
      <text:p text:style-name="P20"/>
      <text:p text:style-name="P20"><text:s text:c="8"/>std::cin &gt;&gt; input;</text:p>
      <text:p text:style-name="P20"/>
      <text:p text:style-name="P20"><text:s text:c="8"/>if (input == 0) {</text:p>
      <text:p text:style-name="P20"><text:s text:c="12"/>break;</text:p>
      <text:p text:style-name="P20"><text:s text:c="8"/>}</text:p>
      <text:p text:style-name="P20"/>
      <text:p text:style-name="P20"><text:s text:c="8"/>if (input &gt; 3) {</text:p>
      <text:p text:style-name="P20"><text:s text:c="12"/>std::cout &lt;&lt; "Invalid input" &lt;&lt; std::endl;</text:p>
      <text:p text:style-name="P20"><text:s text:c="8"/>}</text:p>
      <text:p text:style-name="P20"/>
      <text:p text:style-name="P20"><text:s text:c="8"/>switch (input) {</text:p>
      <text:p text:style-name="P20"><text:s text:c="12"/>case 1: {</text:p>
      <text:p text:style-name="P20"><text:s text:c="16"/>std::cout &lt;&lt; "Fake Square (float):" &lt;&lt; std::endl;</text:p>
      <text:p text:style-name="P20"><text:s text:c="16"/>std::tuple&lt;vertex&lt;float&gt;, vertex&lt;float&gt;, vertex&lt;float&gt;, vertex&lt;float&gt;&gt;</text:p>
      <text:p text:style-name="P20"><text:s text:c="24"/>fakeSquare{{0, 0}, {0, 0.5}, {0.5, 0.5}, {0.5, 0}};</text:p>
      <text:p text:style-name="P20"><text:s text:c="16"/>std::cout &lt;&lt; "Coordinates: ";</text:p>
      <text:p text:style-name="P20"><text:s text:c="16"/>Print(fakeSquare);</text:p>
      <text:p text:style-name="P20"><text:s text:c="16"/>std::cout &lt;&lt; std::endl;</text:p>
      <text:p text:style-name="P20"><text:s text:c="16"/>std::cout &lt;&lt; "Center: " &lt;&lt; Center(fakeSquare) &lt;&lt; std::endl;</text:p>
      <text:p text:style-name="P20"><text:s text:c="16"/>std::cout &lt;&lt; "Area: " &lt;&lt; Area(fakeSquare) &lt;&lt; std::endl &lt;&lt; std::endl;</text:p>
      <text:p text:style-name="P20"/>
      <text:p text:style-name="P20"><text:s text:c="16"/>std::cout &lt;&lt; "Fake Rectangle (int):" &lt;&lt; std::endl;</text:p>
      <text:p text:style-name="P20"><text:s text:c="16"/>std::tuple&lt;vertex&lt;int&gt;, vertex&lt;int&gt;, vertex&lt;int&gt;, vertex&lt;int&gt;&gt;</text:p>
      <text:p text:style-name="P20"><text:s text:c="24"/>fakeRectangle{{0, 0}, {0, 2}, {10, 2}, {10, 0}};</text:p>
      <text:p text:style-name="P20"><text:s text:c="16"/>std::cout &lt;&lt; "Coordinates: ";</text:p>
      <text:p text:style-name="P20"><text:s text:c="16"/>Print(fakeRectangle);</text:p>
      <text:p text:style-name="P20"><text:s text:c="16"/>std::cout &lt;&lt; std::endl;</text:p>
      <text:p text:style-name="P20"><text:s text:c="16"/>std::cout &lt;&lt; "Center: " &lt;&lt; Center(fakeRectangle) &lt;&lt; std::endl;</text:p>
      <text:p text:style-name="P20"><text:s text:c="16"/>std::cout &lt;&lt; "Area: " &lt;&lt; Area(fakeRectangle) &lt;&lt; std::endl &lt;&lt; std::endl;</text:p>
      <text:p text:style-name="P20"/>
      <text:p text:style-name="P20"><text:s text:c="16"/>std::cout &lt;&lt; "Fake Trapezoid (double):" &lt;&lt; std::endl;</text:p>
      <text:p text:style-name="P20"><text:s text:c="16"/>std::tuple&lt;vertex&lt;double&gt;, vertex&lt;double&gt;, vertex&lt;double&gt;, vertex&lt;double&gt;&gt;</text:p>
      <text:p text:style-name="P20"><text:soft-page-break/><text:s text:c="24"/>fakeTrapezoid{{0, 0}, {0.5, 2}, {2, 2}, {15.5, 0}};</text:p>
      <text:p text:style-name="P20"><text:s text:c="16"/>std::cout &lt;&lt; "Coordinates: ";</text:p>
      <text:p text:style-name="P20"><text:s text:c="16"/>Print(fakeTrapezoid);</text:p>
      <text:p text:style-name="P20"><text:s text:c="16"/>std::cout &lt;&lt; std::endl;</text:p>
      <text:p text:style-name="P20"><text:s text:c="16"/>std::cout &lt;&lt; "Center: " &lt;&lt; Center(fakeTrapezoid) &lt;&lt; std::endl;</text:p>
      <text:p text:style-name="P20"><text:s text:c="16"/>std::cout &lt;&lt; "Area: " &lt;&lt; Area(fakeTrapezoid) &lt;&lt; std::endl &lt;&lt; std::endl;</text:p>
      <text:p text:style-name="P20"><text:s text:c="12"/>break;</text:p>
      <text:p text:style-name="P20"><text:s text:c="12"/>}</text:p>
      <text:p text:style-name="P20"/>
      <text:p text:style-name="P20"><text:s text:c="12"/>case 2: {</text:p>
      <text:p text:style-name="P20"><text:s text:c="16"/>std::cout &lt;&lt; "Array Square (double):" &lt;&lt; std::endl;</text:p>
      <text:p text:style-name="P20"><text:s text:c="16"/>std::array&lt;vertex&lt;double&gt;, 4&gt;</text:p>
      <text:p text:style-name="P20"><text:s text:c="24"/>array_Square{{{0, 0}, {0, 2}, {2, 2}, {2, 0}}};</text:p>
      <text:p text:style-name="P20"><text:s text:c="16"/>std::cout &lt;&lt; "Coordinates: ";</text:p>
      <text:p text:style-name="P20"><text:s text:c="16"/>Print(array_Square);</text:p>
      <text:p text:style-name="P20"><text:s text:c="16"/>std::cout &lt;&lt; std::endl;</text:p>
      <text:p text:style-name="P20"><text:s text:c="16"/>std::cout &lt;&lt; "Center: " &lt;&lt; Center(array_Square) &lt;&lt; std::endl;</text:p>
      <text:p text:style-name="P20"><text:s text:c="16"/>std::cout &lt;&lt; "Area: " &lt;&lt; Area(array_Square) &lt;&lt; std::endl &lt;&lt; std::endl;</text:p>
      <text:p text:style-name="P20"/>
      <text:p text:style-name="P20"><text:s text:c="16"/>std::cout &lt;&lt; "Array Trapezoid (float):" &lt;&lt; std::endl;</text:p>
      <text:p text:style-name="P20"><text:s text:c="16"/>std::array&lt;vertex&lt;float&gt;, 4&gt;</text:p>
      <text:p text:style-name="P20"><text:s text:c="24"/>array_Trapezoid{{{0, 0}, {1, 2}, {2, 2}, {3, 0}}};</text:p>
      <text:p text:style-name="P20"><text:s text:c="16"/>std::cout &lt;&lt; "Coordinates: ";</text:p>
      <text:p text:style-name="P20"><text:s text:c="16"/>Print(array_Trapezoid);</text:p>
      <text:p text:style-name="P20"><text:s text:c="16"/>std::cout &lt;&lt; std::endl;</text:p>
      <text:p text:style-name="P20"><text:s text:c="16"/>std::cout &lt;&lt; "Center: " &lt;&lt; Center(array_Trapezoid) &lt;&lt; std::endl;</text:p>
      <text:p text:style-name="P20"><text:s text:c="16"/>std::cout &lt;&lt; "Area: " &lt;&lt; Area(array_Trapezoid) &lt;&lt; std::endl &lt;&lt; std::endl;</text:p>
      <text:p text:style-name="P20"><text:s text:c="12"/>break;</text:p>
      <text:p text:style-name="P20"><text:s text:c="12"/>}</text:p>
      <text:p text:style-name="P20"/>
      <text:p text:style-name="P20"><text:s text:c="12"/>case 3: {</text:p>
      <text:p text:style-name="P20"><text:s text:c="16"/>int realID;</text:p>
      <text:p text:style-name="P20"/>
      <text:p text:style-name="P20"><text:s text:c="16"/>std::cout &lt;&lt; "Input real figure id:" &lt;&lt; std::endl;</text:p>
      <text:p text:style-name="P20"><text:s text:c="16"/>std::cout &lt;&lt; "1: Square" &lt;&lt; std::endl;</text:p>
      <text:p text:style-name="P20"><text:s text:c="16"/>std::cout &lt;&lt; "2: Rectangle" &lt;&lt; std::endl;</text:p>
      <text:p text:style-name="P20"><text:s text:c="16"/>std::cout &lt;&lt; "3: Trapezoid" &lt;&lt; std::endl;</text:p>
      <text:p text:style-name="P20"><text:s text:c="16"/></text:p>
      <text:p text:style-name="P20"><text:s text:c="16"/>std::cin &gt;&gt; realID;</text:p>
      <text:p text:style-name="P20"/>
      <text:p text:style-name="P20"><text:s text:c="16"/>switch (realID) {</text:p>
      <text:p text:style-name="P20"><text:s text:c="20"/>case 1: {</text:p>
      <text:p text:style-name="P20"><text:s text:c="24"/>std::cout &lt;&lt; "Input 4 coordinates in a sequence" &lt;&lt; std::endl;</text:p>
      <text:p text:style-name="P20"><text:s text:c="24"/>Square&lt;double&gt; realSquare(std::cin);</text:p>
      <text:p text:style-name="P20"><text:s text:c="24"/>std::cout &lt;&lt; "Coordinates: ";</text:p>
      <text:p text:style-name="P20"><text:s text:c="24"/>Print(realSquare);</text:p>
      <text:p text:style-name="P20"><text:s text:c="24"/>std::cout &lt;&lt; std::endl;</text:p>
      <text:p text:style-name="P20"><text:s text:c="24"/>std::cout &lt;&lt; "Center: " &lt;&lt; Center(realSquare) &lt;&lt; std::endl;</text:p>
      <text:p text:style-name="P20"><text:s text:c="24"/>std::cout &lt;&lt; "Area: " &lt;&lt; Area(realSquare) &lt;&lt; std::endl &lt;&lt; std::endl;</text:p>
      <text:p text:style-name="P20"><text:s text:c="20"/>break;</text:p>
      <text:p text:style-name="P20"><text:soft-page-break/><text:s text:c="20"/>}</text:p>
      <text:p text:style-name="P20"/>
      <text:p text:style-name="P20"><text:s text:c="20"/>case 2: {</text:p>
      <text:p text:style-name="P20"><text:s text:c="24"/>std::cout &lt;&lt; "Input 4 coordinates in a sequence" &lt;&lt; std::endl;</text:p>
      <text:p text:style-name="P20"><text:s text:c="24"/>Rectangle&lt;double&gt; realRectangle(std::cin);</text:p>
      <text:p text:style-name="P20"><text:s text:c="24"/>std::cout &lt;&lt; "Coordinates: ";</text:p>
      <text:p text:style-name="P20"><text:s text:c="24"/>Print(realRectangle);</text:p>
      <text:p text:style-name="P20"><text:s text:c="24"/>std::cout &lt;&lt; std::endl;</text:p>
      <text:p text:style-name="P20"><text:s text:c="24"/>std::cout &lt;&lt; "Center: " &lt;&lt; Center(realRectangle) &lt;&lt; std::endl;</text:p>
      <text:p text:style-name="P20"><text:s text:c="24"/>std::cout &lt;&lt; "Area: " &lt;&lt; Area(realRectangle) &lt;&lt; std::endl &lt;&lt; std::endl;</text:p>
      <text:p text:style-name="P20"><text:s text:c="20"/>break;</text:p>
      <text:p text:style-name="P20"><text:s text:c="20"/>}</text:p>
      <text:p text:style-name="P20"/>
      <text:p text:style-name="P20"><text:s text:c="20"/>case 3: {</text:p>
      <text:p text:style-name="P20"><text:s text:c="24"/>std::cout &lt;&lt; "Input 4 coordinates in a sequence" &lt;&lt; std::endl;</text:p>
      <text:p text:style-name="P20"><text:s text:c="24"/>Trapezoid&lt;double&gt; realTrapezoid(std::cin);</text:p>
      <text:p text:style-name="P20"><text:s text:c="24"/>std::cout &lt;&lt; "Coordinates: ";</text:p>
      <text:p text:style-name="P20"><text:s text:c="24"/>Print(realTrapezoid);</text:p>
      <text:p text:style-name="P20"><text:s text:c="24"/>std::cout &lt;&lt; std::endl;</text:p>
      <text:p text:style-name="P20"><text:s text:c="24"/>std::cout &lt;&lt; "Center: " &lt;&lt; Center(realTrapezoid) &lt;&lt; std::endl;</text:p>
      <text:p text:style-name="P20"><text:s text:c="24"/>std::cout &lt;&lt; "Area: " &lt;&lt; Area(realTrapezoid) &lt;&lt; std::endl &lt;&lt; std::endl;</text:p>
      <text:p text:style-name="P20"><text:s text:c="20"/>break;</text:p>
      <text:p text:style-name="P20"><text:s text:c="20"/>}</text:p>
      <text:p text:style-name="P20"><text:s text:c="16"/>}</text:p>
      <text:p text:style-name="P20"><text:s text:c="12"/>break;</text:p>
      <text:p text:style-name="P20"><text:s text:c="12"/>}</text:p>
      <text:p text:style-name="P20"><text:s text:c="8"/>}</text:p>
      <text:p text:style-name="P20"><text:s text:c="4"/>}</text:p>
      <text:p text:style-name="P20"><text:s text:c="4"/>return 0;</text:p>
      <text:p text:style-name="P41">}</text:p>
      <text:p text:style-name="P41"/>
      <text:p text:style-name="P42">Makefile:</text:p>
      <text:p text:style-name="P42">all: oop_exercise_04</text:p>
      <text:p text:style-name="P42"/>
      <text:p text:style-name="P42">oop_exercise_04: main.cpp rectangle.h square.h trapezoid.h vertex.h templates.h</text:p>
      <text:p text:style-name="P42"><text:tab/>g++ -std=c++17 -Wall main.cpp -o oop_exercise_04</text:p>
      <text:p text:style-name="P42"/>
      <text:p text:style-name="P42">clean:</text:p>
      <text:p text:style-name="P42"><text:tab/>rm -rf *.o oop_exercise_04</text:p>
      <text:p text:style-name="P10"/>
      <text:p text:style-name="P1">2. Ссылка на репозиторий на GitHub.</text:p>
      <text:p text:style-name="P16"><text:a xlink:type="simple" xlink:href="https://github.com/ArtemKD/oop_exercise_06" text:style-name="Internet_20_link" text:visited-style-name="Visited_20_Internet_20_Link"><text:span text:style-name="Internet_20_link"><text:span text:style-name="T1">https://github.com/ArtemKD/oop_exercise_0</text:span></text:span></text:a><text:span text:style-name="Internet_20_link"><text:span text:style-name="T3">4</text:span></text:span></text:p>
      <text:p text:style-name="P16"><text:span text:style-name="Internet_20_link"><text:span text:style-name="T2"/></text:span></text:p>
      <text:p text:style-name="P1">3. Набор testcases.</text:p>
      <text:p text:style-name="P1">test_01.<text:span text:style-name="T8">test</text:span>:</text:p>
      <text:p text:style-name="P29">1</text:p>
      <text:p text:style-name="P29">2</text:p>
      <text:p text:style-name="P29"><text:soft-page-break/>3</text:p>
      <text:p text:style-name="P29">1</text:p>
      <text:p text:style-name="P29">0 0</text:p>
      <text:p text:style-name="P29">1 0</text:p>
      <text:p text:style-name="P29">1 1</text:p>
      <text:p text:style-name="P29">0 1</text:p>
      <text:p text:style-name="P29">3</text:p>
      <text:p text:style-name="P29">2</text:p>
      <text:p text:style-name="P29">0 0</text:p>
      <text:p text:style-name="P29">10 0</text:p>
      <text:p text:style-name="P29">10 20</text:p>
      <text:p text:style-name="P29">0 20</text:p>
      <text:p text:style-name="P29">3</text:p>
      <text:p text:style-name="P29">3</text:p>
      <text:p text:style-name="P29">0 0</text:p>
      <text:p text:style-name="P29">1 2</text:p>
      <text:p text:style-name="P29">2 2</text:p>
      <text:p text:style-name="P29">3 0</text:p>
      <text:p text:style-name="P30">0</text:p>
      <text:p text:style-name="P1">test_02.<text:span text:style-name="T9">test</text:span>:</text:p>
      <text:p text:style-name="P31">3</text:p>
      <text:p text:style-name="P31">1</text:p>
      <text:p text:style-name="P31">1234134 131</text:p>
      <text:p text:style-name="P31">1312 321</text:p>
      <text:p text:style-name="P31">321 2343</text:p>
      <text:p text:style-name="P32">13 321</text:p>
      <text:p text:style-name="P3">test_0<text:span text:style-name="T10">3</text:span>.<text:span text:style-name="T9">test</text:span>:</text:p>
      <text:p text:style-name="P28">3</text:p>
      <text:p text:style-name="P28"><text:soft-page-break/>1</text:p>
      <text:p text:style-name="P28">0 100</text:p>
      <text:p text:style-name="P28">100 100</text:p>
      <text:p text:style-name="P28">100 0</text:p>
      <text:p text:style-name="P28">0 0</text:p>
      <text:p text:style-name="P28">3</text:p>
      <text:p text:style-name="P28">2</text:p>
      <text:p text:style-name="P28">0 0</text:p>
      <text:p text:style-name="P28">0.4 0</text:p>
      <text:p text:style-name="P28">0.4 1000</text:p>
      <text:p text:style-name="P28">0 1000</text:p>
      <text:p text:style-name="P28">3</text:p>
      <text:p text:style-name="P28">3</text:p>
      <text:p text:style-name="P28">0 0</text:p>
      <text:p text:style-name="P28">50 50</text:p>
      <text:p text:style-name="P28">150 50</text:p>
      <text:p text:style-name="P28">100 0</text:p>
      <text:p text:style-name="P35">0</text:p>
      <text:p text:style-name="P6"/>
      <text:p text:style-name="P1"/>
      <text:p text:style-name="P1">4. Результаты выполнения тестов.</text:p>
      <text:p text:style-name="P4">test_01.<text:span text:style-name="T8">test</text:span>:</text:p>
      <text:p text:style-name="P27">++++++++++++++++++++++++++++++++++++</text:p>
      <text:p text:style-name="P27">0: Exit</text:p>
      <text:p text:style-name="P27">1: Fake figure demonstration</text:p>
      <text:p text:style-name="P27">2: Array figure demonstration</text:p>
      <text:p text:style-name="P27">3: Real figure demonstration</text:p>
      <text:p text:style-name="P27">Fake Square (float):</text:p>
      <text:p text:style-name="P27">Coordinates: (0, 0) (0, 0.5) (0.5, 0.5) (0.5, 0) </text:p>
      <text:p text:style-name="P27"><text:soft-page-break/>Center: (0.25, 0.25) </text:p>
      <text:p text:style-name="P27">Area: 0.25</text:p>
      <text:p text:style-name="P27"/>
      <text:p text:style-name="P27">Fake Rectangle (int):</text:p>
      <text:p text:style-name="P27">Coordinates: (0, 0) (0, 2) (10, 2) (10, 0) </text:p>
      <text:p text:style-name="P27">Center: (5, 1) </text:p>
      <text:p text:style-name="P27">Area: 20</text:p>
      <text:p text:style-name="P27"/>
      <text:p text:style-name="P27">Fake Trapezoid (double):</text:p>
      <text:p text:style-name="P27">Coordinates: (0, 0) (0.5, 2) (2, 2) (15.5, 0) </text:p>
      <text:p text:style-name="P27">Center: (4.5, 1) </text:p>
      <text:p text:style-name="P27">Area: 17</text:p>
      <text:p text:style-name="P27"/>
      <text:p text:style-name="P27">++++++++++++++++++++++++++++++++++++</text:p>
      <text:p text:style-name="P27">0: Exit</text:p>
      <text:p text:style-name="P27">1: Fake figure demonstration</text:p>
      <text:p text:style-name="P27">2: Array figure demonstration</text:p>
      <text:p text:style-name="P27">3: Real figure demonstration</text:p>
      <text:p text:style-name="P27">Array Square (double):</text:p>
      <text:p text:style-name="P27">Coordinates: (0, 0) (0, 2) (2, 2) (2, 0) </text:p>
      <text:p text:style-name="P27">Center: (1, 1) </text:p>
      <text:p text:style-name="P27">Area: 4</text:p>
      <text:p text:style-name="P27"/>
      <text:p text:style-name="P27">Array Trapezoid (float):</text:p>
      <text:p text:style-name="P27">Coordinates: (0, 0) (1, 2) (2, 2) (3, 0) </text:p>
      <text:p text:style-name="P27">Center: (1.5, 1) </text:p>
      <text:p text:style-name="P27">Area: 4</text:p>
      <text:p text:style-name="P27"><text:soft-page-break/></text:p>
      <text:p text:style-name="P27">++++++++++++++++++++++++++++++++++++</text:p>
      <text:p text:style-name="P27">0: Exit</text:p>
      <text:p text:style-name="P27">1: Fake figure demonstration</text:p>
      <text:p text:style-name="P27">2: Array figure demonstration</text:p>
      <text:p text:style-name="P27">3: Real figure demonstration</text:p>
      <text:p text:style-name="P27">Input real figure id:</text:p>
      <text:p text:style-name="P27">1: Square</text:p>
      <text:p text:style-name="P27">2: Rectangle</text:p>
      <text:p text:style-name="P27">3: Trapezoid</text:p>
      <text:p text:style-name="P27">Input 4 coordinates in a sequence</text:p>
      <text:p text:style-name="P27">Coordinates: (0, 0) <text:s/>(1, 0) <text:s/>(1, 1) <text:s/>(0, 1) </text:p>
      <text:p text:style-name="P27"/>
      <text:p text:style-name="P27">Center: (0.5, 0.5) </text:p>
      <text:p text:style-name="P27">Area: 1</text:p>
      <text:p text:style-name="P27"/>
      <text:p text:style-name="P27">++++++++++++++++++++++++++++++++++++</text:p>
      <text:p text:style-name="P27">0: Exit</text:p>
      <text:p text:style-name="P27">1: Fake figure demonstration</text:p>
      <text:p text:style-name="P27">2: Array figure demonstration</text:p>
      <text:p text:style-name="P27">3: Real figure demonstration</text:p>
      <text:p text:style-name="P27">Input real figure id:</text:p>
      <text:p text:style-name="P27">1: Square</text:p>
      <text:p text:style-name="P27">2: Rectangle</text:p>
      <text:p text:style-name="P27">3: Trapezoid</text:p>
      <text:p text:style-name="P27">Input 4 coordinates in a sequence</text:p>
      <text:p text:style-name="P27">Coordinates: (0, 0) <text:s/>(10, 0) <text:s/>(10, 20) <text:s/>(0, 20) </text:p>
      <text:p text:style-name="P27"><text:soft-page-break/></text:p>
      <text:p text:style-name="P27">Center: (5, 10) </text:p>
      <text:p text:style-name="P27">Area: 200</text:p>
      <text:p text:style-name="P27"/>
      <text:p text:style-name="P27">++++++++++++++++++++++++++++++++++++</text:p>
      <text:p text:style-name="P27">0: Exit</text:p>
      <text:p text:style-name="P27">1: Fake figure demonstration</text:p>
      <text:p text:style-name="P27">2: Array figure demonstration</text:p>
      <text:p text:style-name="P27">3: Real figure demonstration</text:p>
      <text:p text:style-name="P27">Input real figure id:</text:p>
      <text:p text:style-name="P27">1: Square</text:p>
      <text:p text:style-name="P27">2: Rectangle</text:p>
      <text:p text:style-name="P27">3: Trapezoid</text:p>
      <text:p text:style-name="P27">Input 4 coordinates in a sequence</text:p>
      <text:p text:style-name="P27">Coordinates: (0, 0) <text:s/>(1, 2) <text:s/>(2, 2) <text:s/>(3, 0) </text:p>
      <text:p text:style-name="P27"/>
      <text:p text:style-name="P27">Center: (1.5, 1) </text:p>
      <text:p text:style-name="P27">Area: 4</text:p>
      <text:p text:style-name="P27"/>
      <text:p text:style-name="P27">++++++++++++++++++++++++++++++++++++</text:p>
      <text:p text:style-name="P27">0: Exit</text:p>
      <text:p text:style-name="P27">1: Fake figure demonstration</text:p>
      <text:p text:style-name="P27">2: Array figure demonstration</text:p>
      <text:p text:style-name="P27">3: Real figure demonstration</text:p>
      <text:p text:style-name="P18"/>
      <text:p text:style-name="P4">test_02.<text:span text:style-name="T9">test</text:span>:</text:p>
      <text:p text:style-name="P43">++++++++++++++++++++++++++++++++++++</text:p>
      <text:p text:style-name="P43">0: Exit</text:p>
      <text:p text:style-name="P43">1: Fake figure demonstration</text:p>
      <text:p text:style-name="P43">2: Array figure demonstration</text:p>
      <text:p text:style-name="P43">3: Real figure demonstration</text:p>
      <text:p text:style-name="P43">Input real figure id:</text:p>
      <text:p text:style-name="P43">1: Square</text:p>
      <text:p text:style-name="P43"><text:soft-page-break/>2: Rectangle</text:p>
      <text:p text:style-name="P43">3: Trapezoid</text:p>
      <text:p text:style-name="P43">Input 4 coordinates in a sequence</text:p>
      <text:p text:style-name="P43">oop_exercise_04: /home/vladislav/Рабочий стол/prog_3_sem/oop_labs/lab_04/square.h:26: Square&lt;T&gt;::Square(std::istream&amp;) [with T = double; std::istream = std::basic_istream&lt;char&gt;]: Assertion `IsCorrect()' failed.</text:p>
      <text:p text:style-name="P44">[1] <text:s text:c="3"/>25916 abort (core dumped) <text:s/>./oop_exercise_04 &lt; test_02.test &gt; test_02.result</text:p>
      <text:p text:style-name="P4"/>
      <text:p text:style-name="P4">test_0<text:span text:style-name="T10">3</text:span>.<text:span text:style-name="T9">test</text:span>:</text:p>
      <text:p text:style-name="P28">++++++++++++++++++++++++++++++++++++</text:p>
      <text:p text:style-name="P28">0: Exit</text:p>
      <text:p text:style-name="P28">1: Fake figure demonstration</text:p>
      <text:p text:style-name="P28">2: Array figure demonstration</text:p>
      <text:p text:style-name="P28">3: Real figure demonstration</text:p>
      <text:p text:style-name="P28">Input real figure id:</text:p>
      <text:p text:style-name="P28">1: Square</text:p>
      <text:p text:style-name="P28">2: Rectangle</text:p>
      <text:p text:style-name="P28">3: Trapezoid</text:p>
      <text:p text:style-name="P28">Input 4 coordinates in a sequence</text:p>
      <text:p text:style-name="P28">Coordinates: (0, 100) <text:s/>(100, 100) <text:s/>(100, 0) <text:s/>(0, 0) </text:p>
      <text:p text:style-name="P28"/>
      <text:p text:style-name="P28">Center: (50, 50) </text:p>
      <text:p text:style-name="P28">Area: 10000</text:p>
      <text:p text:style-name="P28"/>
      <text:p text:style-name="P28">++++++++++++++++++++++++++++++++++++</text:p>
      <text:p text:style-name="P28">0: Exit</text:p>
      <text:p text:style-name="P28">1: Fake figure demonstration</text:p>
      <text:p text:style-name="P28">2: Array figure demonstration</text:p>
      <text:p text:style-name="P28">3: Real figure demonstration</text:p>
      <text:p text:style-name="P28">Input real figure id:</text:p>
      <text:p text:style-name="P28">1: Square</text:p>
      <text:p text:style-name="P28">2: Rectangle</text:p>
      <text:p text:style-name="P28">3: Trapezoid</text:p>
      <text:p text:style-name="P28"><text:soft-page-break/>Input 4 coordinates in a sequence</text:p>
      <text:p text:style-name="P28">Coordinates: (0, 0) <text:s/>(0.4, 0) <text:s/>(0.4, 1000) <text:s/>(0, 1000) </text:p>
      <text:p text:style-name="P28"/>
      <text:p text:style-name="P28">Center: (0.2, 500) </text:p>
      <text:p text:style-name="P28">Area: 400</text:p>
      <text:p text:style-name="P28"/>
      <text:p text:style-name="P28">++++++++++++++++++++++++++++++++++++</text:p>
      <text:p text:style-name="P28">0: Exit</text:p>
      <text:p text:style-name="P28">1: Fake figure demonstration</text:p>
      <text:p text:style-name="P28">2: Array figure demonstration</text:p>
      <text:p text:style-name="P28">3: Real figure demonstration</text:p>
      <text:p text:style-name="P28">Input real figure id:</text:p>
      <text:p text:style-name="P28">1: Square</text:p>
      <text:p text:style-name="P28">2: Rectangle</text:p>
      <text:p text:style-name="P28">3: Trapezoid</text:p>
      <text:p text:style-name="P28">Input 4 coordinates in a sequence</text:p>
      <text:p text:style-name="P28">Coordinates: (0, 0) <text:s/>(50, 50) <text:s/>(150, 50) <text:s/>(100, 0) </text:p>
      <text:p text:style-name="P28"/>
      <text:p text:style-name="P28">Center: (75, 25) </text:p>
      <text:p text:style-name="P28">Area: 5000</text:p>
      <text:p text:style-name="P28"/>
      <text:p text:style-name="P28">++++++++++++++++++++++++++++++++++++</text:p>
      <text:p text:style-name="P28">0: Exit</text:p>
      <text:p text:style-name="P28">1: Fake figure demonstration</text:p>
      <text:p text:style-name="P28">2: Array figure demonstration</text:p>
      <text:p text:style-name="P35">3: Real figure demonstration</text:p>
      <text:p text:style-name="P7"/>
      <text:p text:style-name="P2"><text:soft-page-break/>5. Объяснение результатов работы программы.</text:p>
      <text:p text:style-name="P17"><text:span text:style-name="T4">Пользователь выбирает демонстрацию работы программы с использованием массива точек, tuple или заданных классов. При нажатии 1 выводятся координаты вершин, геометрический центр и площадь трёх фигур: квадрата с вершинами типа float, прямоугольника с вершинами типа int и трапеции с вершинами типа double. При нажатии 2 выводятся координаты вершин, геометрический центр и площадь квадрата и трапеции, заданных в виде массива. При нажатии 3 пользователь сам выбирает одну из трёх фигур и вводит координаты их вершин. После этого выводятся координаты вершин и геометрического центра и площадь введённой фигуры.</text:span></text:p>
      <text:p text:style-name="P9"/>
      <text:p text:style-name="P1">6. Вывод.</text:p>
      <text:p text:style-name="P8">Выполняя данную лабораторную я изучил основы метапрограммирования, применения шаблонов класса в рамках реализации классов фигур с вершинами с переменным типом данных, причём методы данных классов могут работать с tuple.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yandex-sans" svg:font-family="yandex-sans" style:font-family-generic="roman" style:font-pitch="variable"/>
    <style:font-face style:name="Liberation Sans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g1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951cm" fo:margin-left="3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16T13:15:30.862151000</meta:creation-date>
    <dc:date>2020-06-04T12:49:34.766478405</dc:date>
    <meta:editing-cycles>66</meta:editing-cycles>
    <meta:editing-duration>PT2H34M9S</meta:editing-duration>
    <meta:generator>LibreOffice/6.4.4.2$Linux_X86_64 LibreOffice_project/40$Build-2</meta:generator>
    <meta:document-statistic meta:table-count="1" meta:image-count="0" meta:object-count="0" meta:page-count="21" meta:paragraph-count="676" meta:word-count="2548" meta:character-count="19811" meta:non-whitespace-character-count="15400"/>
  </office:meta>
</office:document-meta>
</file>